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6:35:18.790178711</meta:creation-date>
    <dc:date>2019-06-01T16:36:33.912586694</dc:date>
    <meta:editing-duration>PT1M41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6.2.4.2$MacOSX_X86_64 LibreOffice_project/2412653d852ce75f65fbfa83fb7e7b669a126d64</meta:generator>
  </office:meta>
</office:document-meta>
</file>